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62bf" officeooo:paragraph-rsid="001862bf"/>
    </style:style>
    <style:style style:name="P2" style:family="paragraph" style:parent-style-name="Standard" style:list-style-name="L1">
      <style:text-properties officeooo:rsid="00188f48" officeooo:paragraph-rsid="00188f48"/>
    </style:style>
    <style:style style:name="P3" style:family="paragraph" style:parent-style-name="Standard" style:list-style-name="L1">
      <style:text-properties officeooo:rsid="0018a224" officeooo:paragraph-rsid="0018a224"/>
    </style:style>
    <style:style style:name="P4" style:family="paragraph" style:parent-style-name="Standard">
      <style:text-properties officeooo:rsid="00199b82" officeooo:paragraph-rsid="00199b82"/>
    </style:style>
    <style:style style:name="P5" style:family="paragraph" style:parent-style-name="Standard" style:list-style-name="L2">
      <style:text-properties officeooo:rsid="001a0bd3" officeooo:paragraph-rsid="001a0bd3"/>
    </style:style>
    <style:style style:name="P6" style:family="paragraph" style:parent-style-name="Standard" style:list-style-name="L2">
      <style:text-properties officeooo:rsid="001b0ea2" officeooo:paragraph-rsid="001b0ea2"/>
    </style:style>
    <style:style style:name="P7" style:family="paragraph" style:parent-style-name="Standard">
      <style:text-properties officeooo:rsid="001b0ea2" officeooo:paragraph-rsid="001b0ea2"/>
    </style:style>
    <style:style style:name="P8" style:family="paragraph" style:parent-style-name="Standard" style:list-style-name="L3">
      <style:text-properties officeooo:rsid="001b0ea2" officeooo:paragraph-rsid="001b0ea2"/>
    </style:style>
    <style:style style:name="P9" style:family="paragraph" style:parent-style-name="Standard" style:list-style-name="L3">
      <style:text-properties officeooo:rsid="001bbc34" officeooo:paragraph-rsid="001bbc34"/>
    </style:style>
    <style:style style:name="P10" style:family="paragraph" style:parent-style-name="Standard" style:list-style-name="L3">
      <style:text-properties officeooo:rsid="001cd8d3" officeooo:paragraph-rsid="001cd8d3"/>
    </style:style>
    <style:style style:name="T1" style:family="text">
      <style:text-properties officeooo:rsid="001bbc34"/>
    </style:style>
    <style:style style:name="T2" style:family="text">
      <style:text-properties officeooo:rsid="001cd8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mdba:</text:p>
      <text:list xml:id="list1094862747" text:style-name="L1">
        <text:list-item>
          <text:p text:style-name="P2">Compute service for Lamda functions</text:p>
        </text:list-item>
        <text:list-item>
          <text:p text:style-name="P2">All the provision and management of the function is handled by AWS, you just need to write the code</text:p>
        </text:list-item>
        <text:list-item>
          <text:p text:style-name="P2">Can be used as a trigger</text:p>
          <text:list>
            <text:list-item>
              <text:p text:style-name="P2">Eg. something changed in an S3 bucket</text:p>
            </text:list-item>
          </text:list>
        </text:list-item>
        <text:list-item>
          <text:p text:style-name="P2">Can be used as a compute service to run code in response to HTTP requests using API Gateway or other AWS services</text:p>
        </text:list-item>
        <text:list-item>
          <text:p text:style-name="P2">Serverless Architecture scales automatically, is generally simpler than traditional architecture</text:p>
          <text:list>
            <text:list-item>
              <text:p text:style-name="P2">Really good for API calls and triggers</text:p>
            </text:list-item>
          </text:list>
        </text:list-item>
        <text:list-item>
          <text:p text:style-name="P2">Lambdas pricing</text:p>
          <text:list>
            <text:list-item>
              <text:p text:style-name="P2">Number of requests (first 1 million are free)</text:p>
            </text:list-item>
            <text:list-item>
              <text:p text:style-name="P2">Duration -&gt; How long is your function executing? How much memory is it using?</text:p>
            </text:list-item>
          </text:list>
        </text:list-item>
        <text:list-item>
          <text:p text:style-name="P2">Lamdas scale out, not up</text:p>
          <text:list>
            <text:list-item>
              <text:p text:style-name="P2">Creates more lambda function <text:span text:style-name="T2">instances</text:span></text:p>
            </text:list-item>
          </text:list>
        </text:list-item>
        <text:list-item>
          <text:p text:style-name="P2">Lamda functions can trigger other lambda functions</text:p>
        </text:list-item>
        <text:list-item>
          <text:p text:style-name="P2">AWS X-Ray allows you to debug serverless apps</text:p>
          <text:list>
            <text:list-item>
              <text:p text:style-name="P3">Debugging serverless apps can be hard</text:p>
            </text:list-item>
          </text:list>
        </text:list-item>
      </text:list>
      <text:p text:style-name="P4">API Gateway and Lambda:</text:p>
      <text:list xml:id="list3592640816" text:style-name="L2">
        <text:list-item>
          <text:p text:style-name="P5">Triggers</text:p>
          <text:list>
            <text:list-item>
              <text:p text:style-name="P5">CloudWatch</text:p>
            </text:list-item>
            <text:list-item>
              <text:p text:style-name="P5">CodeCommit</text:p>
            </text:list-item>
            <text:list-item>
              <text:p text:style-name="P5">DynamoDB</text:p>
            </text:list-item>
            <text:list-item>
              <text:p text:style-name="P5">API Gateway</text:p>
            </text:list-item>
            <text:list-item>
              <text:p text:style-name="P5">Kinesis</text:p>
            </text:list-item>
            <text:list-item>
              <text:p text:style-name="P5">S3</text:p>
            </text:list-item>
            <text:list-item>
              <text:p text:style-name="P5">SNS</text:p>
            </text:list-item>
            <text:list-item>
              <text:p text:style-name="P5">SQS</text:p>
            </text:list-item>
          </text:list>
        </text:list-item>
        <text:list-item>
          <text:p text:style-name="P6">Can use S3 as a static website, use Route53 to connect to it</text:p>
        </text:list-item>
      </text:list>
      <text:p text:style-name="P7">Alexa Skill:</text:p>
      <text:list xml:id="list472926478" text:style-name="L3">
        <text:list-item>
          <text:p text:style-name="P8">Amazon Polly</text:p>
          <text:list>
            <text:list-item>
              <text:p text:style-name="P8">Text to speech machine learning</text:p>
            </text:list-item>
            <text:list-item>
              <text:p text:style-name="P8">Can synthesize text into an S3 bucket</text:p>
            </text:list-item>
          </text:list>
        </text:list-item>
        <text:list-item>
          <text:p text:style-name="P8"><text:span text:style-name="T1">Lambda</text:span> has a Serverless Application Repository</text:p>
          <text:list>
            <text:list-item>
              <text:p text:style-name="P8">Has a kit for developing Alexa skills</text:p>
            </text:list-item>
          </text:list>
        </text:list-item>
        <text:list-item>
          <text:p text:style-name="P9">Can play mp3 files from an S3 bucket</text:p>
        </text:list-item>
        <text:list-item>
          <text:p text:style-name="P10">Link the skill to the lambda via the AR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00:00:57.223159144</meta:creation-date>
    <meta:generator>LibreOffice/6.0.7.3$Linux_X86_64 LibreOffice_project/00m0$Build-3</meta:generator>
    <dc:date>2020-04-21T20:37:33.372051496</dc:date>
    <meta:editing-duration>PT4M15S</meta:editing-duration>
    <meta:editing-cycles>2</meta:editing-cycles>
    <meta:document-statistic meta:table-count="0" meta:image-count="0" meta:object-count="0" meta:page-count="1" meta:paragraph-count="35" meta:word-count="237" meta:character-count="1208" meta:non-whitespace-character-count="1038"/>
  </office:meta>
</office:document-meta>
</file>